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T11" style:parent-style-name="Car.predefinitoparagrafo" style:family="text">
      <style:text-properties fo:font-weight="bold" style:font-weight-asian="bold" style:font-weight-complex="bold"/>
    </style:style>
    <style:style style:name="T12" style:parent-style-name="Car.predefinitoparagrafo" style:family="text">
      <style:text-properties fo:font-weight="bold" style:font-weight-asian="bold" style:font-weight-complex="bold"/>
    </style:style>
    <style:style style:name="T13" style:parent-style-name="Car.predefinitoparagrafo" style:family="text">
      <style:text-properties fo:font-weight="bold" style:font-weight-asian="bold" style:font-weight-complex="bold"/>
    </style:style>
    <style:style style:name="P14" style:parent-style-name="Textbody" style:family="paragraph">
      <style:paragraph-properties fo:text-align="center"/>
      <style:text-properties fo:font-weight="bold" style:font-weight-asian="bold" style:font-weight-complex="bold"/>
    </style:style>
    <style:style style:name="T15" style:parent-style-name="Car.predefinitoparagrafo" style:family="text">
      <style:text-properties fo:background-color="#FFFF00"/>
    </style:style>
    <style:style style:name="P1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2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3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6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7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7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8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9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9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9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9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1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1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2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28" style:parent-style-name="Car.predefinitoparagrafo" style:family="text">
      <style:text-properties fo:font-weight="bold" style:font-weight-asian="bold" style:font-weight-complex="bold"/>
    </style:style>
    <style:style style:name="T129" style:parent-style-name="Car.predefinitoparagrafo" style:family="text">
      <style:text-properties fo:font-weight="bold" style:font-weight-asian="bold" style:font-weight-complex="bold"/>
    </style:style>
    <style:style style:name="T130" style:parent-style-name="Car.predefinitoparagrafo" style:family="text">
      <style:text-properties fo:font-weight="bold" style:font-weight-asian="bold" style:font-weight-complex="bold"/>
    </style:style>
    <style:style style:name="P131" style:parent-style-name="Textbody" style:family="paragraph">
      <style:paragraph-properties fo:margin-bottom="0in"/>
    </style:style>
    <style:style style:name="T132" style:parent-style-name="Car.predefinitoparagrafo" style:family="text">
      <style:text-properties style:font-name="Times New Roman" style:font-name-complex="Times New Roman"/>
    </style:style>
    <style:style style:name="P133" style:parent-style-name="Textbody" style:family="paragraph">
      <style:paragraph-properties style:vertical-align="auto" fo:margin-bottom="0in"/>
    </style:style>
    <style:style style:name="T134" style:parent-style-name="Car.predefinitoparagrafo" style:family="text">
      <style:text-properties style:font-name="Times New Roman" style:font-name-complex="Times New Roman"/>
    </style:style>
    <style:style style:name="P135" style:parent-style-name="Textbody" style:family="paragraph">
      <style:paragraph-properties style:vertical-align="auto" fo:margin-bottom="0in"/>
    </style:style>
    <style:style style:name="T136" style:parent-style-name="Car.predefinitoparagrafo" style:family="text">
      <style:text-properties style:font-name="Times New Roman" style:font-name-complex="Times New Roman"/>
    </style:style>
    <style:style style:name="P137" style:parent-style-name="Textbody" style:family="paragraph">
      <style:paragraph-properties style:vertical-align="auto" fo:margin-bottom="0in"/>
    </style:style>
    <style:style style:name="T138" style:parent-style-name="Car.predefinitoparagrafo" style:family="text">
      <style:text-properties style:font-name="Times New Roman" style:font-name-complex="Times New Roman"/>
    </style:style>
    <style:style style:name="P139" style:parent-style-name="Textbody" style:family="paragraph">
      <style:paragraph-properties style:vertical-align="auto" fo:margin-bottom="0in"/>
    </style:style>
    <style:style style:name="T140" style:parent-style-name="Car.predefinitoparagrafo" style:family="text">
      <style:text-properties style:font-name="Times New Roman" style:font-name-complex="Times New Roman"/>
    </style:style>
    <style:style style:name="P141" style:parent-style-name="Textbody" style:family="paragraph">
      <style:paragraph-properties style:vertical-align="auto" fo:margin-bottom="0in"/>
    </style:style>
    <style:style style:name="T142" style:parent-style-name="Car.predefinitoparagrafo" style:family="text">
      <style:text-properties style:font-name="Times New Roman" style:font-name-complex="Times New Roman"/>
    </style:style>
    <style:style style:name="T143" style:parent-style-name="Car.predefinitoparagrafo" style:family="text">
      <style:text-properties fo:background-color="#FFFF00" fo:language="en" fo:country="US"/>
    </style:style>
    <style:style style:name="P1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4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4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5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6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6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6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7433956" office:target-frame-name="_top" xlink:show="replace"><text:span text:style-name="Collegamentoipertestuale">INTRODUZIONE</text:span><text:tab/>3</text:a></text:p>
          <text:p text:style-name="P9"><text:a xlink:href="#_Toc157433957" office:target-frame-name="_top" xlink:show="replace"><text:span text:style-name="Collegamentoipertestuale">COMMENTI</text:span><text:tab/>4</text:a></text:p>
          <text:p text:style-name="P10"><text:a xlink:href="#_Toc157433958" office:target-frame-name="_top" xlink:show="replace"><text:span text:style-name="Collegamentoipertestuale">VARIABILI</text:span><text:tab/>6</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_RefHeading___Toc106_1483895792"/><text:bookmark-start text:name="_Toc157425154"/><text:bookmark-start text:name="_Toc157433956"/><text:soft-page-break/>INTRODUZIONE<text:bookmark-end text:name="__RefHeading___Toc106_1483895792"/><text:bookmark-end text:name="_Toc157425154"/><text:bookmark-end text:name="_Toc157433956"/></text:h>
      <text:p text:style-name="Textbody">La shell Bash è<text:s/>un linguaggio di programmazione che si utilizza all’interno di un file di testo, interpretato dal motore 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Titolo1" text:outline-level="1">INSTALLARE E AVVIARE<text:s/></text:h>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Toc157425155"/><text:bookmark-start text:name="_Toc157433957"/><text:soft-page-break/>COMMENTI<text:bookmark-end text:name="_Toc157425155"/><text:bookmark-end text:name="_Toc157433957"/></text:h>
      <text:p text:style-name="Textbody">Il commento è importante perché, se ci creiamo il nostro script Besh in un determinato periodo e poi lo abbandoniamo per un altro periodo di tempo, non è per niente scontato che ciò che era chiaro<text:s/>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11">#</text:span><text:s/>si usa per commentare una singola riga.</text:p>
      <text:p text:style-name="Textbody">La prima riga di uno script è sempre<text:s/><text:span text:style-name="T12">#!/bin/bash</text:span><text:s/>e sta ad indicare quale motore di shell usare per interpretare il codice che poi segue. Questo perché<text:s/><text:span text:style-name="T13">bash</text:span><text:s/>è solo una delle shell che esistono, che sono svariate.</text:p>
      <text:p text:style-name="Textbody">Per commentare un blocco di più righe, si deve usare la forma seguente:</text:p>
      <text:p text:style-name="P14">:&lt;&lt;commento</text:p>
      <text:p text:style-name="Textbody">Questa modalità diventa molto utile se vogliamo concentrarci su una parte dello script, evitando di doverlo sempre eseguire per intero.</text:p>
      <text:p text:style-name="Textbody"/>
      <text:p text:style-name="Textbody"><text:span text:style-name="T15">Corso_script_bash_parte02.sh</text:span></text:p>
      <text:p text:style-name="P16"><text:span text:style-name="T17">#!/bin/bash</text:span></text:p>
      <text:p text:style-name="P18"/>
      <text:p text:style-name="P19"><text:span text:style-name="T20">################################################################################</text:span></text:p>
      <text:p text:style-name="P21"><text:span text:style-name="T22"># Questa shell ha solo scopo didattico ed è stata costruita durante il corso</text:span></text:p>
      <text:p text:style-name="P23"><text:span text:style-name="T24"># di programmazione sugli script bash pubblicato sul mio canale Youtube</text:span></text:p>
      <text:p text:style-name="P25"><text:span text:style-name="T26"># (http://www.youtube.com/user/VosaxAlo).</text:span></text:p>
      <text:p text:style-name="P27"><text:span text:style-name="T28">#</text:span></text:p>
      <text:p text:style-name="P29"><text:span text:style-name="T30"># autore : Nicola Jelmorini<text:s/></text:span></text:p>
      <text:p text:style-name="P31"><text:span text:style-name="T32"># anno <text:s text:c="2"/>: 2012-2013</text:span></text:p>
      <text:p text:style-name="P33"><text:span text:style-name="T34"># licenza: questo script è software libero: puoi ridistribuirlo e/o modificarlo</text:span></text:p>
      <text:p text:style-name="P35"><text:span text:style-name="T36"># <text:s text:c="9"/>rispettando i termini della licenza GNU General Public License</text:span></text:p>
      <text:p text:style-name="P37"><text:span text:style-name="T38"># <text:s text:c="9"/>stabiliti dalla Free Software Foundation, versione 3.</text:span></text:p>
      <text:p text:style-name="P39"><text:span text:style-name="T40"># <text:s text:c="9"/>Questo script è distribuito nella speranza che possa essere utile,</text:span></text:p>
      <text:p text:style-name="P41"><text:span text:style-name="T42"># <text:s text:c="9"/>ma SENZA ALCUNA GARANZIA.</text:span></text:p>
      <text:p text:style-name="P43"><text:span text:style-name="T44"># <text:s text:c="9"/>Consulta la licenza GNU General Public License per avere ulteriori</text:span></text:p>
      <text:p text:style-name="P45"><text:span text:style-name="T46"># <text:s text:c="9"/>dettagli.<text:s/></text:span></text:p>
      <text:p text:style-name="P47"><text:span text:style-name="T48"># <text:s text:c="9"/>Dovresti aver ricevuto una copia della GNU General Public License</text:span></text:p>
      <text:p text:style-name="P49"><text:span text:style-name="T50"># <text:s text:c="9"/>insieme a questo programma.<text:s/></text:span></text:p>
      <text:p text:style-name="P51"><text:span text:style-name="T52"># <text:s text:c="9"/>Se non è così, visita &lt;http://www.gnu.org/licenses/&gt;.</text:span></text:p>
      <text:p text:style-name="P53"><text:span text:style-name="T54">#</text:span></text:p>
      <text:p text:style-name="P55"><text:span text:style-name="T56">#</text:span></text:p>
      <text:p text:style-name="P57"><text:span text:style-name="T58"># Uso dello script: ???? si apre un menu dal quale scegliere ????</text:span></text:p>
      <text:p text:style-name="P59"><text:span text:style-name="T60">#</text:span></text:p>
      <text:p text:style-name="P61"><text:span text:style-name="T62">################################################################################</text:span></text:p>
      <text:p text:style-name="P63"/>
      <text:p text:style-name="P64"><text:span text:style-name="T65">:</text:span><text:span text:style-name="T66">&lt;&lt;test_if</text:span></text:p>
      <text:p text:style-name="P67"><text:span text:style-name="T68"># comandi della shell</text:span></text:p>
      <text:p text:style-name="P69"><text:span text:style-name="T70">echo -n "Immetti parametro PIPPA: "</text:span></text:p>
      <text:p text:style-name="P71"><text:span text:style-name="T72">read PIPPA</text:span></text:p>
      <text:p text:style-name="P73"><text:span text:style-name="T74">echo Hai impostato PIPPA=$PIPPA</text:span></text:p>
      <text:p text:style-name="P75"/>
      <text:p text:style-name="P76"><text:span text:style-name="T77">if [ "$PIPPA" -eq 5 ] || [ "$PIPPA" = "Pippa" ]</text:span></text:p>
      <text:p text:style-name="P78"><text:span text:style-name="T79">then</text:span></text:p>
      <text:p text:style-name="P80"><text:span text:style-name="T81"><text:tab/></text:span><text:span text:style-name="T82">echo Hai fornito il valore 5 oppure Pippa</text:span></text:p>
      <text:p text:style-name="P83"><text:span text:style-name="T84">else</text:span></text:p>
      <text:p text:style-name="P85"><text:span text:style-name="T86"><text:tab/>echo Hai fornito un valore diverso da 5 e da Pippa</text:span></text:p>
      <text:p text:style-name="P87"><text:span text:style-name="T88">fi</text:span></text:p>
      <text:p text:style-name="P89"/>
      <text:p text:style-name="P90"><text:span text:style-name="T91">echo -n "Digita il valore ab= "</text:span></text:p>
      <text:p text:style-name="P92"><text:span text:style-name="T93">read ab</text:span></text:p>
      <text:p text:style-name="P94"><text:span text:style-name="T95">echo Hai impostato ab=$ab</text:span></text:p>
      <text:p text:style-name="P96"/>
      <text:p text:style-name="P97"><text:span text:style-name="T98">if [ "$ab" -gt 0 ] &amp;&amp; [ "$ab" -lt 5 ]</text:span></text:p>
      <text:p text:style-name="P99"><text:span text:style-name="T100">then</text:span></text:p>
      <text:p text:style-name="P101"><text:span text:style-name="T102"><text:tab/>echo valore fra zero e 4</text:span></text:p>
      <text:p text:style-name="P103"><text:span text:style-name="T104">else</text:span></text:p>
      <text:p text:style-name="P105"><text:span text:style-name="T106"><text:tab/>echo valore minore di zero oppure maggiore di 4</text:span></text:p>
      <text:p text:style-name="P107"><text:span text:style-name="T108">fi</text:span></text:p>
      <text:p text:style-name="P109"><text:span text:style-name="T110">test_if</text:span></text:p>
      <text:p text:style-name="P111"/>
      <text:p text:style-name="P112"><text:span text:style-name="T113">:</text:span><text:span text:style-name="T114">&lt;&lt;loop_for</text:span></text:p>
      <text:p text:style-name="P115"><text:span text:style-name="T116">echo;echo;echo "Elenco dei pianeti del nostro sistema solare:"</text:span></text:p>
      <text:p text:style-name="P117"><text:span text:style-name="T118">for pianeta in Mercurio Venere "Pianeta Terra" Marte Giove Saturno Uranio Nettuno</text:span></text:p>
      <text:p text:style-name="P119"><text:span text:style-name="T120">do</text:span></text:p>
      <text:p text:style-name="P121"><text:span text:style-name="T122"><text:tab/>echo $pianeta # Ogni pianeta<text:s/></text:span><text:span text:style-name="T123">visualizato su una riga separata (gli spazi separano una voce dall'altra)</text:span></text:p>
      <text:p text:style-name="P124"><text:span text:style-name="T125">done</text:span></text:p>
      <text:p text:style-name="P126"><text:span text:style-name="T127">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1" text:outline-level="1"><text:bookmark-start text:name="_Toc157433958"/><text:soft-page-break/>VARIABILI<text:bookmark-end text:name="_Toc157433958"/></text:h>
      <text:p text:style-name="Textbody">Le variabili danno vita al codice proprio perché variano nel tempo, e quindi interrogabili e mutabili nel corso<text:s/>dell’esecuzione del nostro script bash.</text:p>
      <text:p text:style-name="Textbody">Una 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28">Pippo<text:s/></text:span>è diversa dalla variabile<text:s/><text:span text:style-name="T129">pippo</text:span>.</text:p>
      <text:p text:style-name="Textbody">Per visualizzare il contenuto di una variabile si deve usare il comando<text:s/><text:span text:style-name="T130">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1" text:continue-numbering="true">
        <text:list-item>
          <text:p text:style-name="P131"><text:bookmark-start text:name="OLE_LINK1"/>echo $PWD<text:s/><text:span text:style-name="T132">→</text:span><text:s/>directory corrente</text:p>
        </text:list-item>
        <text:list-item>
          <text:p text:style-name="P133"><text:bookmark-end text:name="OLE_LINK1"/>echo $HOME<text:s/><text:span text:style-name="T134">→</text:span><text:s/>percorso della propria home</text:p>
        </text:list-item>
        <text:list-item>
          <text:p text:style-name="P135">echo $USER<text:s/><text:span text:style-name="T136">→</text:span><text:s/>nome del proprio user</text:p>
        </text:list-item>
        <text:list-item>
          <text:p text:style-name="P137">echo $RANDOM<text:s/><text:span text:style-name="T138">→</text:span><text:s/>ogni volta che viene letta, ritorna un valore casuale</text:p>
        </text:list-item>
        <text:list-item>
          <text:p text:style-name="P139">echo $LANG<text:s/><text:span text:style-name="T140">→</text:span><text:s/>lingua attiva sul sistema</text:p>
        </text:list-item>
        <text:list-item>
          <text:p text:style-name="P141">echo $HOSTTYPE<text:s/><text:span text:style-name="T142">→</text:span><text:s/>architettura del sistema (es. x86_64)</text:p>
        </text:list-item>
      </text:list>
      <text:p text:style-name="Textbody"><text:s/></text:p>
      <text:p text:style-name="Textbody"><text:span text:style-name="T143">Corso_script_bash_parte03.sh</text:span></text:p>
      <text:p text:style-name="P144">#!/bin/bash</text:p>
      <text:p text:style-name="P145"/>
      <text:p text:style-name="P146">clear</text:p>
      <text:p text:style-name="P147"/>
      <text:p text:style-name="P148"># creare una variabile numerica</text:p>
      <text:p text:style-name="P149">Pippo=40</text:p>
      <text:p text:style-name="P150">pippo=125</text:p>
      <text:p text:style-name="P151"/>
      <text:p text:style-name="P152"># creare una variabile alfanumerica o testuale (stringa)</text:p>
      <text:p text:style-name="P153">Paperino="Qui, Quo, Qua, i 3 nipotini"</text:p>
      <text:p text:style-name="P154"/>
      <text:p text:style-name="P155"># visualizzare il contenuto delle variabili</text:p>
      <text:p text:style-name="P156">echo "Pippo="$Pippo</text:p>
      <text:p text:style-name="P157">echo "pippo="$pippo</text:p>
      <text:p text:style-name="P158">echo "Paperino="$Paperino</text:p>
      <text:p text:style-name="P159"/>
      <text:p text:style-name="P160"># cambiamo valore alla<text:s/>variabile pippo</text:p>
      <text:p text:style-name="P161">pippo=37</text:p>
      <text:p text:style-name="P162">echo "nuova pippo="$pippo</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oloi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 style:display-name="Titolo" style:family="paragraph" style:parent-style-name="Normale" style:next-style-name="Normale">
      <style:paragraph-properties style:contextual-spacing="true"/>
      <style:text-properties style:font-name="Calibri Light" style:font-name-asian="Times New Roman" style:font-name-complex="Mangal" fo:letter-spacing="-0.0069in" style:letter-kerning="true" fo:font-size="28pt" style:font-size-asian="28pt" style:font-size-complex="25pt" fo:hyphenate="false"/>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nico, Stefano</dc:creator>
    <meta:creation-date>2024-01-28T16:37:00Z</meta:creation-date>
    <dc:date>2024-01-29T18:32:00Z</dc:date>
    <meta:template xlink:href="Normal.dotm" xlink:type="simple"/>
    <meta:editing-cycles>8</meta:editing-cycles>
    <meta:editing-duration>PT31740S</meta:editing-duration>
    <meta:document-statistic meta:page-count="7" meta:paragraph-count="11" meta:word-count="870" meta:character-count="5823" meta:row-count="41" meta:non-whitespace-character-count="4964"/>
  </office:meta>
</office:document-meta>
</file>